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84d" officeooo:paragraph-rsid="000d184d"/>
    </style:style>
    <style:style style:name="P2" style:family="paragraph" style:parent-style-name="Standard">
      <style:text-properties officeooo:rsid="000f5a37" officeooo:paragraph-rsid="000f5a3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69db"/>
    </style:style>
    <style:style style:name="T3" style:family="text">
      <style:text-properties officeooo:rsid="000f5a37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0a6c5" style:font-style-asian="italic" style:font-weight-asian="bold" style:font-style-complex="italic" style:font-weight-complex="bold"/>
    </style:style>
    <style:style style:name="T6" style:family="text">
      <style:text-properties officeooo:rsid="0010a6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eparate cover submitted to </text:span><text:span text:style-name="T4">Mexican Studies/</text:span><text:span text:style-name="T5">Estudios Mexicanos</text:span></text:p>
      <text:p text:style-name="P1"><text:span text:style-name="T1"/></text:p>
      <text:p text:style-name="P1"><text:span text:style-name="T1">Title</text:span>: Local Competition in Mexican Politics since 1979: A Comprehensive Dataset of Municipal Elections</text:p>
      <text:p text:style-name="P1"/>
      <text:p text:style-name="P1"><text:span text:style-name="T1">Date</text:span>: December 1<text:span text:style-name="T6">1</text:span>, 2025</text:p>
      <text:p text:style-name="P1"/>
      <text:p text:style-name="P1"><text:span text:style-name="T1">Author</text:span>: Eric Magar</text:p>
      <text:p text:style-name="P1"/>
      <text:p text:style-name="P1"><text:span text:style-name="T1">Affiliation</text:span>: Departamento de Ciencia Política, Instituto Tecnológico Autónomo de México</text:p>
      <text:p text:style-name="P1"/>
      <text:p text:style-name="P1"><text:span text:style-name="T1">Email</text:span>: emagar@itam.mx</text:p>
      <text:p text:style-name="P1"/>
      <text:p text:style-name="P1"><text:span text:style-name="T1">Postal Address</text:span>:<text:tab/>Río Hondo 1</text:p>
      <text:p text:style-name="P1"><text:tab/><text:tab/><text:tab/>Col. Tizapán San-Angel</text:p>
      <text:p text:style-name="P1"><text:tab/><text:tab/><text:tab/>Del. Alvaro Obregón</text:p>
      <text:p text:style-name="P1"><text:tab/><text:tab/><text:tab/>CdMx 01000 México</text:p>
      <text:p text:style-name="P1"/>
      <text:p text:style-name="P1"><text:span text:style-name="T1">Phone</text:span>: +52(55)5628-4000</text:p>
      <text:p text:style-name="P1"/>
      <text:p text:style-name="P1"><text:span text:style-name="T1">Abstract</text:span>: I introduce a publicly-available dataset of vote returns for Mexican municipal elections between 1979 and 2025. It includes over 35 thousand races and distributes municipality-level aggregates of the votes each party won; the number of registered voters; the number of candidates competing and the winner’s name; the election’s date and concurrence with other races; and ID codes for merging socio-demographic data. Sources are presented, standardization of the time-series cross-section explained, and descriptive statistics performed. Patterns in the data conform to prior knowledge of Mexican elections and demostrate many interesting applications of the data.</text:p>
      <text:p text:style-name="P1"/>
      <text:p text:style-name="P1"><text:span text:style-name="T1">Keywords</text:span>: Municipal elections, elected municipal executive officers, consecutive reelection, electoral concurrence, systematized publicly-available datasets, democratization, 1979-2025, Mexico</text:p>
      <text:p text:style-name="P1"/>
      <text:p text:style-name="P1"><text:span text:style-name="T1">Disciplinary framework</text:span>: electoral sociology and political science</text:p>
      <text:p text:style-name="P1"/>
      <text:p text:style-name="P1"><text:span text:style-name="T1">Word count</text:span>: <text:span text:style-name="T2">6,527 </text:span><text:span text:style-name="T3">words</text:span></text:p>
      <text:p text:style-name="P1"/>
      <text:p text:style-name="P2"><text:span text:style-name="T1">Statement</text:span>: this article has not been published, submitted, or accepted for publication elsewhere.</text:p>
      <text:p text:style-name="P1"/>
      <text:p text:style-name="P2"><text:span text:style-name="T1">AI statement</text:span>: The author did not rely on any generative artificial intelligence tool for writing this article nor the code used to manipulate and systematize the data from primary sources.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0T20:38:40.827074654</meta:creation-date>
    <dc:date>2025-12-11T09:26:20.709825236</dc:date>
    <meta:editing-duration>PT10M3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221" meta:character-count="1670" meta:non-whitespace-character-count="1456"/>
  </office:meta>
</office:document-meta>
</file>